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RIL FOOLS DAY</text:p>
      <text:p text:style-name="Standard"/>
      <text:p text:style-name="Standard">HA HA HA HA HA HA HA!</text:p>
      <text:p text:style-name="Standard"/>
      <text:p text:style-name="Standard"><text:a xlink:type="simple" xlink:href="https://maps.google.com/maps?saddr=US-6+W/Hartford+Ave&amp;daddr=Brown+Ave&amp;hl=en&amp;ll=41.845268,-71.534729&amp;spn=0.015985,0.042272&amp;sll=41.855883,-71.532798&amp;sspn=0.002825,0.005284&amp;geocode=FZVJfgIduZ-8-w;FfWrfgId03-8-w&amp;t=h&amp;mra=dme&amp;mrsp=1&amp;sz=18&amp;z=15">See this link for real map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 Matsinger</meta:initial-creator>
    <meta:creation-date>2013-03-31T10:24:00.29</meta:creation-date>
    <meta:document-statistic meta:table-count="0" meta:image-count="0" meta:object-count="0" meta:page-count="1" meta:paragraph-count="3" meta:word-count="16" meta:character-count="63"/>
    <dc:date>2013-03-31T10:25:53.64</dc:date>
    <dc:creator>Bill Matsinger</dc:creator>
    <meta:editing-duration>PT2M</meta:editing-duration>
    <meta:editing-cycles>1</meta:editing-cycles>
    <meta:generator>OpenOffice.org/3.3$Win32 OpenOffice.org_project/330m20$Build-9567</meta:generator>
  </office:meta>
</office:document-meta>
</file>